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3749d" officeooo:paragraph-rsid="0003749d"/>
    </style:style>
    <style:style style:name="P2" style:family="paragraph" style:parent-style-name="Standard">
      <style:paragraph-properties fo:text-align="justify" style:justify-single-word="false"/>
      <style:text-properties officeooo:rsid="0004f259" officeooo:paragraph-rsid="0004f259"/>
    </style:style>
    <style:style style:name="P3" style:family="paragraph" style:parent-style-name="Standard">
      <style:paragraph-properties fo:text-align="justify" style:justify-single-word="false"/>
      <style:text-properties officeooo:rsid="000a6bba" officeooo:paragraph-rsid="000a6bba"/>
    </style:style>
    <style:style style:name="P4" style:family="paragraph" style:parent-style-name="Standard">
      <style:paragraph-properties fo:text-align="justify" style:justify-single-word="false"/>
      <style:text-properties officeooo:paragraph-rsid="0009fe2e"/>
    </style:style>
    <style:style style:name="P5" style:family="paragraph" style:parent-style-name="Standard">
      <style:paragraph-properties fo:text-align="justify" style:justify-single-word="false"/>
      <style:text-properties officeooo:paragraph-rsid="00066422"/>
    </style:style>
    <style:style style:name="P6" style:family="paragraph" style:parent-style-name="Standard">
      <style:paragraph-properties fo:text-align="justify" style:justify-single-word="false"/>
      <style:text-properties officeooo:paragraph-rsid="00146053"/>
    </style:style>
    <style:style style:name="P7" style:family="paragraph" style:parent-style-name="Standard">
      <style:paragraph-properties fo:text-align="justify" style:justify-single-word="false"/>
      <style:text-properties officeooo:rsid="000fec4f" officeooo:paragraph-rsid="000fec4f"/>
    </style:style>
    <style:style style:name="P8" style:family="paragraph" style:parent-style-name="Standard">
      <style:paragraph-properties fo:text-align="justify" style:justify-single-word="false"/>
      <style:text-properties officeooo:rsid="000fec4f" officeooo:paragraph-rsid="00118811"/>
    </style:style>
    <style:style style:name="P9" style:family="paragraph" style:parent-style-name="Standard" style:list-style-name="L2">
      <style:paragraph-properties fo:text-align="justify" style:justify-single-word="false"/>
      <style:text-properties officeooo:rsid="00114ed3" officeooo:paragraph-rsid="00114ed3"/>
    </style:style>
    <style:style style:name="P10" style:family="paragraph" style:parent-style-name="Standard" style:list-style-name="L2">
      <style:paragraph-properties fo:text-align="justify" style:justify-single-word="false"/>
      <style:text-properties officeooo:rsid="00118811" officeooo:paragraph-rsid="00118811"/>
    </style:style>
    <style:style style:name="P11" style:family="paragraph" style:parent-style-name="Standard" style:list-style-name="L2">
      <style:paragraph-properties fo:text-align="justify" style:justify-single-word="false"/>
      <style:text-properties officeooo:rsid="001269d2" officeooo:paragraph-rsid="001269d2"/>
    </style:style>
    <style:style style:name="P12" style:family="paragraph" style:parent-style-name="Standard">
      <style:paragraph-properties fo:text-align="justify" style:justify-single-word="false"/>
      <style:text-properties officeooo:rsid="001472b0" officeooo:paragraph-rsid="001472b0"/>
    </style:style>
    <style:style style:name="P13" style:family="paragraph" style:parent-style-name="Standard">
      <style:paragraph-properties fo:text-align="justify" style:justify-single-word="false"/>
      <style:text-properties officeooo:rsid="00178558" officeooo:paragraph-rsid="00178558"/>
    </style:style>
    <style:style style:name="P14" style:family="paragraph" style:parent-style-name="Standard">
      <style:paragraph-properties fo:text-align="justify" style:justify-single-word="false"/>
      <style:text-properties officeooo:rsid="0018c224" officeooo:paragraph-rsid="0018c224"/>
    </style:style>
    <style:style style:name="T1" style:family="text">
      <style:text-properties officeooo:rsid="000566d7"/>
    </style:style>
    <style:style style:name="T2" style:family="text">
      <style:text-properties officeooo:rsid="00066422"/>
    </style:style>
    <style:style style:name="T3" style:family="text">
      <style:text-properties officeooo:rsid="000b5011"/>
    </style:style>
    <style:style style:name="T4" style:family="text">
      <style:text-properties officeooo:rsid="0010f8ee"/>
    </style:style>
    <style:style style:name="T5" style:family="text">
      <style:text-properties officeooo:rsid="001460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zanowny Panie Doktorze,</text:p>
      <text:p text:style-name="P14">Niestety z powodu pewnych obowiązków przez pewien czas nie mogłem zająć się sprawą poduszkowca. Niemniej wracam i mam kilka spraw:</text:p>
      <text:p text:style-name="P1"/>
      <text:p text:style-name="P2">Wydaje mi się, że udało mi się obliczyć  ciąg dmuchaw, których mógłbym użyć jako napędu pionowego (plik ciag_dmuchaw.pdf) – <text:span text:style-name="T1">niestety, nie wiem jak ugryźć temat siły ciągu napędu poziomego. Nie udało mi się znaleźć wiarygodnych źródeł jakichś wzorów, bardzo często natomiast pojawiały się odpowiedzi typu „to zależy od tak dużej liczby czynników, że tylko eksperyment może znaleźć odpowiedź”. Czy nie ma sposobu na chociażby oszacowanie wartości ciągu śmigła dysponując obrotami silnika, skokiem i rozmiarem śmigła?</text:span></text:p>
      <text:p text:style-name="P2"/>
      <text:p text:style-name="P4"><text:span text:style-name="T2">Ster kierunku – </text:span><text:bookmark text:name="bigpic"/><text:span text:style-name="T2">czy nadawałyby się wentylatorki na przykład tego typu (</text:span><text:a xlink:type="simple" xlink:href="https://botland.com.pl/pl/wentylatory/5611-wentylator-12v-120x120x25mm-molex-czerwone-podswietlenie.html" text:style-name="Internet_20_link" text:visited-style-name="Visited_20_Internet_20_Link">https://botland.com.pl/pl/wentylatory/5611-wentylator-12v-120x120x25mm-molex-czerwone-podswietlenie.html</text:a><text:span text:style-name="T2">)? Pytanie jak określić moc siłę, jaką taki wentylatorek musi z siebie wydać by efektywnie skręcać. Można by (dla zwiększenia prędkości manewrów) zastosować cztery takie wentylatorki (plik schemat_manewrow.png). Oczywiście, tyle silników wymagałoby kolejnego sterownika (dołożony do schematu).</text:span></text:p>
      <text:p text:style-name="P4"/>
      <text:p text:style-name="P3">Mimo to, do sterowania silnikami skrętnymi musiałbym użyć tylko po jednym pinie uC na parę (sterowanie kierunkiem odbywa się za pomocą dwóch pinów, ale jeden mogę na stałe zewrzeć do masy, a jaśli drugi wysteruję „1” to ustawię załączenie silnika, natomiast prędkość obrótów poprzez zwarcie pinu sterującego do 5V ustawiona zostanie na maksymalną <text:span text:style-name="T3">możliwą</text:span>). <text:span text:style-name="T3">Analogicznie sterować można dmuchawami napędu pionowego, więc jedynie napęd poziomy potrzebuje kompletu trzech pinów (kierunek i prędkość obrotowa).</text:span></text:p>
      <text:p text:style-name="P3"/>
      <text:p text:style-name="P7">Tranzystor – <text:span text:style-name="T4">zmieniłem jego sposób podłaczenia na schemacie i dodałem rezystor. Co do wyliczenia jego wartości: </text:span></text:p>
      <text:list xml:id="list2305924425477850715" text:style-name="L2">
        <text:list-item>
          <text:p text:style-name="P9">pin Arduino może przepuścić maksymalnie 40 mA, więc myslę że rozsądnie będzie założyć maksymalny prąd na 30 mA. </text:p>
        </text:list-item>
        <text:list-item>
          <text:p text:style-name="P10">LED ma moc 1,5 W przy napięciu 12V → prąd wynosi 1,5/12=125 mA</text:p>
        </text:list-item>
        <text:list-item>
          <text:p text:style-name="P11">Arduino stan wysoki oznacza napięciem 5V</text:p>
        </text:list-item>
        <text:list-item>
          <text:p text:style-name="P11">Jeżeli dla hFE = 200 („pi razy oko”) mamy 125 mA/200 = 0,0006 A czyli prawie 1 mA, to żeby tyle uzyskać na pinie uC to 5V/0,001A = 5 kilo omów. </text:p>
        </text:list-item>
        <text:list-item>
          <text:p text:style-name="P11">Czy dobrze rozumiem?</text:p>
        </text:list-item>
      </text:list>
      <text:p text:style-name="P8"/>
      <text:p text:style-name="P6"><text:span text:style-name="T4">Materiał pokładu – znalazłem informacje o tzw. styrodurze (np. </text:span><text:a xlink:type="simple" xlink:href="https://www.ef3m.pl/pl/p/Styrodur-2-cm-XPS-plyta-62.5cm-x-60cm/2416" text:style-name="Internet_20_link" text:visited-style-name="Visited_20_Internet_20_Link">https://www.ef3m.pl/pl/p/Styrodur-2-cm-XPS-plyta-62.5cm-x-60cm/2416</text:a><text:span text:style-name="T5">), wydaje się to dobrym materiałem, ale też można by nieco zaszaleć i użyć materiału przezroczystego - <text:s/>jak na przykład </text:span><text:a xlink:type="simple" xlink:href="https://www.ef3m.pl/pl/p/Plyta-PETG-VIVAK-bezbarwna-0%2C5mm-50x70cm/575" text:style-name="Internet_20_link" text:visited-style-name="Visited_20_Internet_20_Link">https://www.ef3m.pl/pl/p/Plyta-PETG-VIVAK-bezbarwna-0%2C5mm-50x70cm/575</text:a> .</text:p>
      <text:p text:style-name="P12">Z opisu wynika, że oba materiały dość łatwo formować, i z obu można by przygotować mostek dla figurki kapitana :-).</text:p>
      <text:p text:style-name="P5"/>
      <text:p text:style-name="P13">Z powodu zmiany sterowania, nie potrzebny stał się stabilizator 9V oraz serwomechanizm. Ewentualnie myślę, czy nie można by czegoś na serwie dołączyć (jakiś czyjnik wymagający obracania, może drugą, mniejszę lampkę LED)?</text:p>
      <text:p text:style-name="P13"/>
      <text:p text:style-name="P14">Z niecierpliwością oczekując na odpowiedź</text:p>
      <text:p text:style-name="P14">Piotr Gajcy</text:p>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8:46:10.724996928</meta:creation-date>
    <dc:date>2019-12-11T20:10:12.340304333</dc:date>
    <meta:editing-duration>PT1H20M17S</meta:editing-duration>
    <meta:editing-cycles>24</meta:editing-cycles>
    <meta:generator>LibreOffice/5.1.6.2$Linux_X86_64 LibreOffice_project/10m0$Build-2</meta:generator>
    <meta:document-statistic meta:table-count="0" meta:image-count="0" meta:object-count="0" meta:page-count="1" meta:paragraph-count="16" meta:word-count="395" meta:character-count="2846" meta:non-whitespace-character-count="2463"/>
  </office:meta>
</office:document-meta>
</file>